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Nimbus Roman No9 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Nimbus Roman No9 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imbus Roman No9 L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COMPLETAR!!!</text:span></text:p>
      <text:p text:style-name="Standard"/>
      <text:p text:style-name="P2">Documentación Técnica</text:p>
      <text:p text:style-name="P2"/>
      <text:p text:style-name="P4">Integrantes:</text:p>
      <text:p text:style-name="P4">Bogado Sebastián <text:tab/>91707</text:p>
      <text:p text:style-name="P4">Garay Ignacio <text:tab/><text:tab/>….....</text:p>
      <text:p text:style-name="P3">Torres Miguel<text:tab/><text:tab/>91396</text:p>
      <text:p text:style-name="P3"/>
      <text:p text:style-name="P3"/>
      <text:p text:style-name="P5">Índice:</text:p>
      <text:list xml:id="list1271895041" text:style-name="L1">
        <text:list-item>
          <text:p text:style-name="P8">Requerimientos de Software</text:p>
        </text:list-item>
        <text:list-item>
          <text:p text:style-name="P8">Arquitectura general del Proyecto</text:p>
        </text:list-item>
        <text:list-item>
          <text:p text:style-name="P8">Módulos</text:p>
          <text:p text:style-name="P8">3.1. Modulo Servidor</text:p>
          <text:p text:style-name="P8">3.2. Modulo Base De Datos</text:p>
          <text:p text:style-name="P8">3.3. Modulo Agente</text:p>
          <text:p text:style-name="P8">3.4. Modulo Cliente</text:p>
        </text:list-item>
        <text:list-item>
          <text:p text:style-name="P8">Programas Intermedios y de Prueba.</text:p>
        </text:list-item>
      </text:list>
      <text:p text:style-name="P3"/>
      <text:p text:style-name="P3"/>
      <text:p text:style-name="P6">1 . <text:span text:style-name="T2">Requerimientos de Software</text:span></text:p>
      <text:p text:style-name="P3"/>
      <text:p text:style-name="P3"/>
      <text:p text:style-name="P3"/>
      <text:p text:style-name="P6">2 . <text:span text:style-name="T2">Arquitectura General del Proyecto</text:span></text:p>
      <text:p text:style-name="P10"/>
      <text:p text:style-name="P3"/>
      <text:p text:style-name="P6">3 . <text:span text:style-name="T2">Módulos</text:span></text:p>
      <text:p text:style-name="P3"/>
      <text:p text:style-name="P9">3 . 1 . Modulo Servidor</text:p>
      <text:p text:style-name="P3"/>
      <text:p text:style-name="P9">3 . 2 . Modulo Base de Datos</text:p>
      <text:p text:style-name="P3"/>
      <text:p text:style-name="P9">3 . 3 . Modulo Agente</text:p>
      <text:p text:style-name="P3"/>
      <text:p text:style-name="P9">3 . 4 . Modulo Cliente</text:p>
      <text:p text:style-name="P5">4 . Programas Intermedios y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7-07T20:49:47</meta:creation-date>
    <dc:date>2012-07-10T00:58:44</dc:date>
    <dc:creator>Migue </dc:creator>
    <meta:editing-duration>PT02H36M44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6" meta:paragraph-count="23" meta:word-count="93" meta:character-count="517"/>
  </office:meta>
</office:document-meta>
</file>